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955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7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4.006cm" fo:break-before="auto" style:use-optimal-row-height="true"/>
    </style:style>
    <style:style style:name="ro14" style:family="table-row">
      <style:table-row-properties style:row-height="4.796cm" fo:break-before="auto" style:use-optimal-row-height="true"/>
    </style:style>
    <style:style style:name="ro15" style:family="table-row">
      <style:table-row-properties style:row-height="0.961cm" fo:break-before="auto" style:use-optimal-row-height="true"/>
    </style:style>
    <style:style style:name="ro16" style:family="table-row">
      <style:table-row-properties style:row-height="3.134cm" fo:break-before="auto" style:use-optimal-row-height="false"/>
    </style:style>
    <style:style style:name="ro17" style:family="table-row">
      <style:table-row-properties style:row-height="3.246cm" fo:break-before="auto" style:use-optimal-row-height="false"/>
    </style:style>
    <style:style style:name="ro18" style:family="table-row">
      <style:table-row-properties style:row-height="2.762cm" fo:break-before="auto" style:use-optimal-row-height="false"/>
    </style:style>
    <style:style style:name="ro19" style:family="table-row">
      <style:table-row-properties style:row-height="6.493cm" fo:break-before="auto" style:use-optimal-row-height="false"/>
    </style:style>
    <style:style style:name="ro20" style:family="table-row">
      <style:table-row-properties style:row-height="0.792cm" fo:break-before="auto" style:use-optimal-row-height="true"/>
    </style:style>
    <style:style style:name="ro2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unga" style:font-size-complex="16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21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5" style:family="table-cell" style:parent-style-name="Default"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/>
    </style:style>
    <style:style style:name="ce2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0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8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2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21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21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4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5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3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6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3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21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21" office:value-type="string">
            <text:p><text:a xlink:href="https://www.pref.kanagawa.jp/docs/x6z/tc30/jinko/jimkotosetai.html">https://www.pref.kanagawa.jp/docs/x6z/tc30/jinko/jimkotosetai.html</text:a></text:p>
            <text:p>C:\WORKS_2\WS\WS_Others.JVEMV6\JVEMV6\37_miscs\9_prog_lang\data\jinkotosetai_r4_2.[copy].ods</text:p>
          </table:table-cell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0">
            <text:p>20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#REF!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#REF!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5" table:formula="of:=[.B23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/>
          <table:table-cell table:number-columns-repeated="1010"/>
        </table:table-row>
        <table:table-row table:style-name="ro6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#REF!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5">
            <text:p>5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6">
            <text:p>6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1">
            <text:p>31</text:p>
          </table:table-cell>
          <table:table-cell table:style-name="ce5" table:formula="of:=[.B31]+1" office:value-type="float" office:value="7">
            <text:p>7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8">
            <text:p>8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9">
            <text:p>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10">
            <text:p>10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11">
            <text:p>11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12">
            <text:p>1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3">
            <text:p>4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8">
            <text:p>48</text:p>
          </table:table-cell>
          <table:table-cell table:style-name="ce5" table:formula="of:=[.B48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 office:value-type="string">
            <text:p>diary_20220208_122422[kakusaiR2].ods</text:p>
          </table:table-cell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11">
            <text:p>1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12">
            <text:p>12</text:p>
          </table:table-cell>
          <table:table-cell table:style-name="ce7"/>
          <table:table-cell table:style-name="ce11"/>
          <table:table-cell table:style-name="ce15" table:number-columns-spanned="4" table:number-rows-spanned="1"/>
          <table:covered-table-cell table:number-columns-repeated="2" table:style-name="ce8"/>
          <table:covered-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11">
            <text:p>11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12">
            <text:p>12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1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11">
            <text:p>1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12">
            <text:p>12</text:p>
          </table:table-cell>
          <table:table-cell table:style-name="ce7"/>
          <table:table-cell table:style-name="ce11"/>
          <table:table-cell table:style-name="ce17" table:number-columns-spanned="4" table:number-rows-spanned="1"/>
          <table:covered-table-cell table:number-columns-repeated="2" table:style-name="ce8"/>
          <table:covered-table-cell table:style-name="ce21"/>
          <table:table-cell table:style-name="Default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0">
            <text:p>11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7">
            <text:p>7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 office:value-type="string">
            <text:p>##:20220221_102836</text:p>
          </table:table-cell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7">
            <text:p>7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6">
            <text:p>6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table:formula="of:=[.B13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 table:formula="of:=[.B13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 table:formula="of:=[.B13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 table:formula="of:=[.B14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 table:formula="of:=[.B14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 table:formula="of:=[.B14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 table:formula="of:=[.B143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 table:formula="of:=[.B14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 table:formula="of:=[.B14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 table:formula="of:=[.B14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 table:formula="of:=[.B14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 table:formula="of:=[.B14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 table:formula="of:=[.B150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 table:formula="of:=[.B151]+1" office:value-type="float" office:value="8">
            <text:p>8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2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1"/>
          <table:table-cell table:style-name="ce26"/>
          <table:table-cell table:style-name="ce23"/>
          <table:table-cell table:style-name="Default"/>
          <table:table-cell table:style-name="ce27"/>
          <table:table-cell table:style-name="ce29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20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01T11:26:06.47">
            <text:p>0301 <text:s/>1126</text:p>
          </table:table-cell>
          <table:table-cell table:style-name="ce12" table:formula="of:=NOW()" office:value-type="date" office:date-value="2022-03-01T11:26:09.16">
            <text:p>0301 <text:s/>1126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01T11:26:09.16">
            <text:p>0301 <text:s/>1126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9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01T11:26:06.47">
            <text:p>0301 <text:s/>1126</text:p>
          </table:table-cell>
          <table:table-cell table:style-name="ce12" table:formula="of:=NOW()" office:value-type="date" office:date-value="2022-03-01T11:26:06.47">
            <text:p>0301 <text:s/>1126</text:p>
          </table:table-cell>
          <table:table-cell table:style-name="ce8" table:number-columns-repeated="2"/>
          <table:table-cell table:number-columns-repeated="5"/>
          <table:table-cell table:style-name="ce29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9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1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21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9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9"/>
          <table:table-cell table:number-columns-repeated="1011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1">2022/03/01</text:date>, <text:time>11:26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01T11:26:08.78</dc:date>
    <dc:creator>iwabuchi ken</dc:creator>
    <meta:editing-duration>P14DT6H51M29S</meta:editing-duration>
    <meta:editing-cycles>2008</meta:editing-cycles>
    <meta:generator>OpenOffice/4.1.3$Win32 OpenOffice.org_project/413m1$Build-9783</meta:generator>
    <meta:document-statistic meta:table-count="1" meta:cell-count="613" meta:object-count="0"/>
  </office:meta>
</office:document-meta>
</file>